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180000001A8DBE09DA6C068B03.png" manifest:media-type="image/png"/>
  <manifest:file-entry manifest:full-path="Pictures/100002010000001E0000001A7F15D9D757352F7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434in" fo:margin-left="0in" fo:margin-top="0in" fo:margin-bottom="0in" table:align="left" style:writing-mode="lr-tb"/>
    </style:style>
    <style:style style:name="Table1.A" style:family="table-column">
      <style:table-column-properties style:column-width="1.1833in"/>
    </style:style>
    <style:style style:name="Table1.B" style:family="table-column">
      <style:table-column-properties style:column-width="0.8757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1.25in"/>
    </style:style>
    <style:style style:name="Table1.1" style:family="table-row">
      <style:table-row-properties style:min-row-height="0.2799in" fo:keep-together="auto"/>
    </style:style>
    <style:style style:name="Table1.A1" style:family="table-cell">
      <style:table-cell-properties fo:padding-left="0.075in" fo:padding-right="0.075in" fo:padding-top="0.0382in" fo:padding-bottom="0.0382in" fo:border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1111in" fo:margin-left="0in" fo:margin-top="0in" fo:margin-bottom="0in" table:align="left" style:writing-mode="lr-tb"/>
    </style:style>
    <style:style style:name="Table2.A" style:family="table-column">
      <style:table-column-properties style:column-width="1.1389in"/>
    </style:style>
    <style:style style:name="Table2.B" style:family="table-column">
      <style:table-column-properties style:column-width="0.9271in"/>
    </style:style>
    <style:style style:name="Table2.C" style:family="table-column">
      <style:table-column-properties style:column-width="1.04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8632in" fo:margin-left="0in" fo:margin-top="0in" fo:margin-bottom="0in" table:align="left" style:writing-mode="lr-tb"/>
    </style:style>
    <style:style style:name="Table3.A" style:family="table-column">
      <style:table-column-properties style:column-width="1.1389in"/>
    </style:style>
    <style:style style:name="Table3.B" style:family="table-column">
      <style:table-column-properties style:column-width="0.9201in"/>
    </style:style>
    <style:style style:name="Table3.C" style:family="table-column">
      <style:table-column-properties style:column-width="1.3118in"/>
    </style:style>
    <style:style style:name="Table3.D" style:family="table-column">
      <style:table-column-properties style:column-width="2.492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5.8632in" fo:margin-left="0in" fo:margin-top="0in" fo:margin-bottom="0in" table:align="left" style:writing-mode="lr-tb"/>
    </style:style>
    <style:style style:name="Table4.A" style:family="table-column">
      <style:table-column-properties style:column-width="1.1389in"/>
    </style:style>
    <style:style style:name="Table4.B" style:family="table-column">
      <style:table-column-properties style:column-width="0.9201in"/>
    </style:style>
    <style:style style:name="Table4.C" style:family="table-column">
      <style:table-column-properties style:column-width="1.125in"/>
    </style:style>
    <style:style style:name="Table4.D" style:family="table-column">
      <style:table-column-properties style:column-width="2.679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4.8097in" fo:margin-left="0in" fo:margin-top="0in" fo:margin-bottom="0in" table:align="left" style:writing-mode="lr-tb"/>
    </style:style>
    <style:style style:name="Table5.A" style:family="table-column">
      <style:table-column-properties style:column-width="1.184in"/>
    </style:style>
    <style:style style:name="Table5.B" style:family="table-column">
      <style:table-column-properties style:column-width="0.875in"/>
    </style:style>
    <style:style style:name="Table5.C" style:family="table-column">
      <style:table-column-properties style:column-width="1.125in"/>
    </style:style>
    <style:style style:name="Table5.D" style:family="table-column">
      <style:table-column-properties style:column-width="1.6257in"/>
    </style:style>
    <style:style style:name="Table5.1" style:family="table-row">
      <style:table-row-properties style:min-row-height="0.1403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1">
      <style:paragraph-properties fo:margin-top="0.1665in" fo:margin-bottom="0.1665in" loext:contextual-spacing="false"/>
    </style:style>
    <style:style style:name="P2" style:family="paragraph" style:parent-style-name="Heading_20_1">
      <style:paragraph-properties fo:margin-top="0.1665in" fo:margin-bottom="0.1665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" style:family="paragraph" style:parent-style-name="Heading_20_1">
      <style:paragraph-properties fo:margin-top="0in" fo:margin-bottom="0in" loext:contextual-spacing="false"/>
    </style:style>
    <style:style style:name="P4" style:family="paragraph" style:parent-style-name="Heading_20_2">
      <style:paragraph-properties fo:margin-top="0in" fo:margin-bottom="0in" loext:contextual-spacing="false"/>
    </style:style>
    <style:style style:name="P5" style:family="paragraph" style:parent-style-name="Heading_20_3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Heading_20_2">
      <style:text-properties fo:color="#000000"/>
    </style:style>
    <style:style style:name="P8" style:family="paragraph" style:parent-style-name="Heading_20_3">
      <style:paragraph-properties fo:line-height="100%"/>
    </style:style>
    <style:style style:name="P9" style:family="paragraph" style:parent-style-name="Heading_20_3">
      <style:paragraph-properties fo:margin-top="0.1665in" fo:margin-bottom="0.111in" loext:contextual-spacing="false" fo:line-height="100%"/>
    </style:style>
    <style:style style:name="P10" style:family="paragraph" style:parent-style-name="Heading_20_3">
      <style:paragraph-properties fo:margin-top="0.1665in" fo:margin-bottom="0.111in" loext:contextual-spacing="false" fo:line-height="100%"/>
      <style:text-properties officeooo:paragraph-rsid="000970ab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officeooo:rsid="0005fb0b" officeooo:paragraph-rsid="0005fb0b"/>
    </style:style>
    <style:style style:name="P13" style:family="paragraph" style:parent-style-name="Title" style:master-page-name="Standard">
      <style:paragraph-properties fo:margin-top="0in" fo:margin-bottom="0.1665in" loext:contextual-spacing="true" fo:text-align="center" style:justify-single-word="false" style:page-number="auto"/>
      <style:text-properties fo:color="#000000"/>
    </style:style>
    <style:style style:name="P14" style:family="paragraph" style:parent-style-name="Heading_20_3">
      <style:paragraph-properties fo:line-height="100%"/>
      <style:text-properties fo:color="#000000"/>
    </style:style>
    <style:style style:name="P15" style:family="paragraph" style:parent-style-name="Heading_20_3" style:list-style-name="WWNum30">
      <style:paragraph-properties fo:line-height="100%"/>
      <style:text-properties fo:color="#000000" fo:font-style="normal" style:font-style-asian="normal" style:font-weight-complex="normal"/>
    </style:style>
    <style:style style:name="P16" style:family="paragraph" style:parent-style-name="Heading_20_3" style:list-style-name="WWNum30">
      <style:paragraph-properties fo:line-height="100%"/>
    </style:style>
    <style:style style:name="P17" style:family="paragraph" style:parent-style-name="List_20_Paragraph" style:list-style-name="WWNum4"/>
    <style:style style:name="P18" style:family="paragraph" style:parent-style-name="List_20_Paragraph" style:list-style-name="WWNum18"/>
    <style:style style:name="P19" style:family="paragraph" style:parent-style-name="List_20_Paragraph" style:list-style-name="WWNum18">
      <style:text-properties officeooo:paragraph-rsid="0008bb53"/>
    </style:style>
    <style:style style:name="P20" style:family="paragraph" style:parent-style-name="List_20_Paragraph" style:list-style-name="WWNum37"/>
    <style:style style:name="P21" style:family="paragraph" style:parent-style-name="List_20_Paragraph" style:list-style-name="WWNum7"/>
    <style:style style:name="P22" style:family="paragraph" style:parent-style-name="List_20_Paragraph" style:list-style-name="WWNum34">
      <style:paragraph-properties style:writing-mode="lr-tb"/>
    </style:style>
    <style:style style:name="P23" style:family="paragraph" style:parent-style-name="List_20_Paragraph" style:list-style-name="WWNum34">
      <style:paragraph-properties style:writing-mode="lr-tb"/>
      <style:text-properties officeooo:paragraph-rsid="0006cfb3"/>
    </style:style>
    <style:style style:name="P24" style:family="paragraph" style:parent-style-name="List_20_Paragraph" style:list-style-name="WWNum18">
      <style:paragraph-properties fo:margin-top="0.1665in" fo:margin-bottom="0.111in" loext:contextual-spacing="true"/>
    </style:style>
    <style:style style:name="P25" style:family="paragraph" style:parent-style-name="List_20_Paragraph" style:list-style-name="WWNum18">
      <style:paragraph-properties fo:margin-top="0.1665in" fo:margin-bottom="0.111in" loext:contextual-spacing="true"/>
      <style:text-properties officeooo:paragraph-rsid="0008bb53"/>
    </style:style>
    <style:style style:name="P26" style:family="paragraph" style:parent-style-name="List_20_Paragraph" style:list-style-name="WWNum35">
      <style:paragraph-properties fo:margin-top="0in" fo:margin-bottom="0in" loext:contextual-spacing="true" fo:line-height="100%"/>
      <style:text-properties fo:font-style="italic" style:font-style-asian="italic" style:font-style-complex="italic"/>
    </style:style>
    <style:style style:name="P27" style:family="paragraph" style:parent-style-name="List_20_Paragraph" style:list-style-name="WWNum38">
      <style:paragraph-properties fo:margin-top="0in" fo:margin-bottom="0in" loext:contextual-spacing="true" fo:line-height="100%"/>
      <style:text-properties fo:font-style="italic" style:font-style-asian="italic" style:font-style-complex="italic"/>
    </style:style>
    <style:style style:name="P28" style:family="paragraph" style:parent-style-name="List_20_Paragraph" style:list-style-name="WWNum36">
      <style:paragraph-properties fo:margin-top="0in" fo:margin-bottom="0in" loext:contextual-spacing="true" fo:line-height="100%"/>
      <style:text-properties fo:font-style="italic" style:font-style-asian="italic" style:font-style-complex="italic"/>
    </style:style>
    <style:style style:name="P29" style:family="paragraph" style:parent-style-name="Standard">
      <style:paragraph-properties fo:text-align="center" style:justify-single-word="false"/>
      <style:text-properties fo:color="#000000"/>
    </style:style>
    <style:style style:name="P30" style:family="paragraph" style:parent-style-name="Standard">
      <style:paragraph-properties fo:margin-top="0in" fo:margin-bottom="0in" loext:contextual-spacing="false"/>
      <style:text-properties fo:color="#000000"/>
    </style:style>
    <style:style style:name="P31" style:family="paragraph" style:parent-style-name="Standard">
      <style:paragraph-properties fo:margin-top="0in" fo:margin-bottom="0in" loext:contextual-spacing="false"/>
      <style:text-properties fo:color="#000000" fo:font-weight="bold" style:font-weight-asian="bold"/>
    </style:style>
    <style:style style:name="P32" style:family="paragraph" style:parent-style-name="Standard">
      <style:paragraph-properties fo:margin-top="0.1665in" fo:margin-bottom="0.111in" loext:contextual-spacing="false"/>
      <style:text-properties style:text-underline-style="solid" style:text-underline-width="auto" style:text-underline-color="font-color"/>
    </style:style>
    <style:style style:name="P33" style:family="paragraph" style:parent-style-name="Standard">
      <style:paragraph-properties fo:margin-top="0.1665in" fo:margin-bottom="0.111in" loext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4" style:family="paragraph" style:parent-style-name="Standard" style:list-style-name="L1" style:master-page-name="">
      <loext:graphic-properties draw:fill="none"/>
      <style:paragraph-properties fo:margin-left="0.3in" fo:margin-right="0in" fo:margin-top="0.1665in" fo:margin-bottom="0.111in" loext:contextual-spacing="false" fo:line-height="100%" fo:text-align="start" style:justify-single-word="false" fo:orphans="2" fo:widows="2" fo:text-indent="-0.25in" style:auto-text-indent="false" style:page-number="auto" fo:background-color="transparent" style:writing-mode="lr-tb"/>
      <style:text-properties officeooo:paragraph-rsid="000970ab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normal"/>
    </style:style>
    <style:style style:name="T5" style:family="text">
      <style:text-properties fo:color="#000000" style:font-weight-complex="bold"/>
    </style:style>
    <style:style style:name="T6" style:family="text">
      <style:text-properties fo:color="#000000" fo:font-style="normal" style:font-style-asian="normal" style:font-style-complex="italic"/>
    </style:style>
    <style:style style:name="T7" style:family="text">
      <style:text-properties fo:color="#000000" fo:font-style="normal" style:font-style-asian="normal" style:font-style-complex="italic" style:font-weight-complex="normal"/>
    </style:style>
    <style:style style:name="T8" style:family="text">
      <style:text-properties fo:color="#000000" fo:font-style="normal" style:font-style-asian="normal" style:font-weight-complex="normal"/>
    </style:style>
    <style:style style:name="T9" style:family="text">
      <style:text-properties fo:color="#000000" fo:font-style="normal" fo:font-weight="normal" style:font-style-asian="normal" style:font-weight-asian="normal" style:font-style-complex="italic" style:font-weight-complex="normal"/>
    </style:style>
    <style:style style:name="T10" style:family="text">
      <style:text-properties fo:color="#000000" fo:font-style="normal" fo:font-weight="normal" officeooo:rsid="000970ab" style:font-style-asian="normal" style:font-weight-asian="normal" style:font-style-complex="italic" style:font-weight-complex="normal"/>
    </style:style>
    <style:style style:name="T11" style:family="text">
      <style:text-properties fo:color="#000000" style:font-name="Times New Roman" fo:font-weight="normal" officeooo:rsid="0006cfb3" style:font-name-asian="Calibri1" style:font-weight-asian="normal" style:font-name-complex="Arial" style:font-size-complex="11pt"/>
    </style:style>
    <style:style style:name="T12" style:family="text">
      <style:text-properties fo:color="#000000" style:font-name="Times New Roman" officeooo:rsid="00073b6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0563c1" style:font-name="Times New Roman" fo:font-style="normal" fo:font-weight="bold" officeooo:rsid="000970ab" style:font-style-asian="normal" style:font-weight-asian="bold" style:font-name-complex="Times New Roman1" style:font-size-complex="13pt" style:font-style-complex="italic" style:font-weight-complex="normal"/>
    </style:style>
    <style:style style:name="T16" style:family="text">
      <style:text-properties fo:color="#0563c1" fo:font-style="normal" style:font-style-asian="normal" style:font-style-complex="italic" style:font-weight-complex="normal"/>
    </style:style>
    <style:style style:name="T17" style:family="text">
      <style:text-properties style:font-style-complex="italic"/>
    </style:style>
    <style:style style:name="T18" style:family="text">
      <style:text-properties style:text-position="super 58%"/>
    </style:style>
    <style:style style:name="T19" style:family="text">
      <style:text-properties officeooo:rsid="00073b62"/>
    </style:style>
    <style:style style:name="T20" style:family="text">
      <style:text-properties officeooo:rsid="000cbe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38in" svg:stroke-color="#00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Omar Safwat</text:p>
      <text:p text:style-name="P12">AI / ML Engineer</text:p>
      <text:p text:style-name="P29">Alexandria, Egypt</text:p>
      <text:p text:style-name="P11"><text:span text:style-name="T1"><text:s/>+20 100 6610 285 | </text:span><text:a xlink:type="simple" xlink:href="mailto:omarksafwat@gmail.com" text:style-name="Internet_20_link" text:visited-style-name="Visited_20_Internet_20_Link">omarksafwat@gmail.com</text:a><text:span text:style-name="T1"> | </text:span><text:a xlink:type="simple" xlink:href="https://omar-safwat.github.io/" text:style-name="Internet_20_link" text:visited-style-name="Visited_20_Internet_20_Link">Portfolio</text:a><text:span text:style-name="T1"> | </text:span><text:a xlink:type="simple" xlink:href="https://www.linkedin.com/in/omar-safwat-07a65510b/" text:style-name="Internet_20_link" text:visited-style-name="Visited_20_Internet_20_Link">linkedin.com/in/omar-safwat-07a65510b</text:a></text:p>
      <text:p text:style-name="P30">Pursuing a career in AI and Data Science. Extensive background in various engineering disciplines, with a two years hands-on experience in team leading and project management.</text:p>
      <text:h text:style-name="P2" text:outline-level="1"><draw:line text:anchor-type="paragraph" draw:z-index="0" draw:name="Straight Connector 335" draw:style-name="gr1" draw:text-style-name="P35" svg:x1="6.5in" svg:y1="0.3839in" svg:x2="-0.011in" svg:y2="0.3957in"><text:p/></draw:line>Education</text:h>
      <text:h text:style-name="Heading_20_2" text:outline-level="2"><text:span text:style-name="T1">Information Technology Institute “ITI”, Egypt.</text:span><text:span text:style-name="T2"> <text:tab/><text:tab/><text:tab/><text:tab/>04/2021 – In progress</text:span></text:h>
      <text:p text:style-name="P31">EPITA - School of Engineering and Computer Science, France.</text:p>
      <text:p text:style-name="Standard"><text:span text:style-name="T13">Ministry of Communication and Information Technology, </text:span><text:span text:style-name="T3">Egypt.</text:span></text:p>
      <text:h text:style-name="P4" text:outline-level="2"><text:span text:style-name="T2">Postgraduate Diploma in Artificial Intelligence – 9 Months</text:span><text:span text:style-name="T1"><text:tab/><text:tab/><text:tab/></text:span></text:h>
      <text:p text:style-name="Standard"><text:span text:style-name="T14">Expected Graduation:</text:span> 12/2021</text:p>
      <text:h text:style-name="P7" text:outline-level="2"/>
      <text:h text:style-name="Heading_20_2" text:outline-level="2"><text:span text:style-name="T1">Alexandria University, Egypt.</text:span><text:span text:style-name="T2"> <text:tab/><text:tab/><text:tab/><text:tab/><text:tab/><text:tab/><text:tab/>09/2015 - 09/2020</text:span></text:h>
      <text:h text:style-name="Heading_20_2" text:outline-level="2"><text:span text:style-name="T2">B.Sc in Mechanical Engineering</text:span><text:span text:style-name="T1"><text:tab/><text:tab/><text:tab/><text:tab/><text:tab/><text:tab/><text:tab/></text:span></text:h>
      <text:p text:style-name="P6"><text:span text:style-name="T1">Grade:</text:span><text:span text:style-name="T5"> Very Good</text:span><text:span text:style-name="T1"><text:tab/><text:tab/><text:tab/><text:tab/><text:tab/><text:tab/></text:span></text:p>
      <text:h text:style-name="P1" text:outline-level="1"><draw:line text:anchor-type="paragraph" draw:z-index="1" draw:name="Straight Connector 338" draw:style-name="gr1" draw:text-style-name="P35" svg:x1="6.5008in" svg:y1="0.3965in" svg:x2="-0.0169in" svg:y2="0.413in"><text:p/></draw:line>Work Experience</text:h>
      <text:h text:style-name="P8" text:outline-level="3"><text:span text:style-name="Heading_20_2_20_Char"><text:span text:style-name="T7">VRapeutic inc.<text:tab/><text:tab/><text:tab/><text:tab/><text:tab/><text:tab/><text:tab/><text:tab/><text:tab/></text:span></text:span><text:span text:style-name="T7">10/2021 – On going</text:span></text:h>
      <text:p text:style-name="Standard">Deep Learning Intern</text:p>
      <text:list xml:id="list4139716246" text:style-name="WWNum34">
        <text:list-item>
          <text:p text:style-name="P22">Building a 3D Hand-Pose Estimation model using RGB-D data and <text:span text:style-name="T20">P</text:span>seudo-LiDAR representations.</text:p>
        </text:list-item>
        <text:list-item>
          <text:p text:style-name="P23"><text:span text:style-name="Heading_20_2_20_Char"><text:span text:style-name="T11">Deploying a WebApp for use on Mobile phones to provide a gamified learning experience.</text:span></text:span></text:p>
        </text:list-item>
      </text:list>
      <text:h text:style-name="P8" text:outline-level="3"><text:span text:style-name="Heading_20_2_20_Char"><text:span text:style-name="T7">Data Glacier</text:span></text:span><text:span text:style-name="T1"><text:tab/><text:tab/><text:tab/><text:tab/></text:span><text:span text:style-name="T7"><text:tab/><text:tab/><text:tab/><text:tab/><text:tab/>02/2021 – 05/2021</text:span></text:h>
      <text:h text:style-name="P14" text:outline-level="3">Data Science Intern</text:h>
      <text:list xml:id="list3949753975" text:style-name="WWNum30">
        <text:list-item>
          <text:h text:style-name="P16" text:outline-level="3"><text:span text:style-name="T8">Accomplished integral tasks on a collection of structured data; data ingestion, schema validation, data preprocessing, and EDA</text:span><text:span text:style-name="T1">.</text:span></text:h>
        </text:list-item>
        <text:list-item>
          <text:h text:style-name="P15" text:outline-level="3">Worked in an Agile environment to develop and deploy a machine learning WebApp that classifies NTM patients (Nontuberculous Mycobacteria) according to their level of medication adherence. </text:h>
        </text:list-item>
      </text:list>
      <text:p text:style-name="Standard"><text:span text:style-name="T14">Final project:</text:span> <text:a xlink:type="simple" xlink:href="https://github.com/Omar-Safwat/HealthCare_project/tree/main/Week_13" text:style-name="Internet_20_link" text:visited-style-name="Visited_20_Internet_20_Link">https://github.com/Omar-Safwat/HealthCare_project/tree/main/Week_13</text:a></text:p>
      <text:list xml:id="list1929963260" text:style-name="WWNum4">
        <text:list-item>
          <text:p text:style-name="P17">Reduced the autonomous glider’s weight by 30% through more effective manufacturing techniques and incorporating lighter materials.</text:p>
        </text:list-item>
      </text:list>
      <text:h text:style-name="P3" text:outline-level="1"><draw:line text:anchor-type="paragraph" draw:z-index="4" draw:name="Straight Connector 1" draw:style-name="gr1" draw:text-style-name="P35" svg:x1="0.0008in" svg:y1="0.211in" svg:x2="6.5118in" svg:y2="0.211in"><text:p/></draw:line>Professional Certificates</text:h>
      <text:list xml:id="list3800497426" text:style-name="WWNum18">
        <text:list-item>
          <text:p text:style-name="P24"><text:a xlink:type="simple" xlink:href="https://www.datacamp.com/certificate/DS0011841395783" text:style-name="Internet_20_link" text:visited-style-name="Visited_20_Internet_20_Link">DataCamp Certified “Professional Data Scientist”</text:a> <text:tab/><text:tab/><text:tab/><text:span text:style-name="T17">9/2021 – 9/2023</text:span></text:p>
        </text:list-item>
      </text:list>
      <text:h text:style-name="Heading_20_1" text:outline-level="1">Technical Skills</text:h>
      <text:p text:style-name="P33"><draw:line text:anchor-type="paragraph" draw:z-index="3" draw:name="Straight Connector 3" draw:style-name="gr1" draw:text-style-name="P35" svg:x1="6.502in" svg:y1="0.0217in" svg:x2="0in" svg:y2="0.0217in"><text:p/></draw:line>Programming language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list xml:id="list1590101729" text:style-name="WWNum35">
              <text:list-item>
                <text:p text:style-name="P26">Python</text:p>
              </text:list-item>
            </text:list>
          </table:table-cell>
          <table:table-cell table:style-name="Table1.B1" office:value-type="string">
            <text:list xml:id="list173106789224897" text:continue-numbering="true" text:style-name="WWNum35">
              <text:list-item>
                <text:p text:style-name="P26">R</text:p>
              </text:list-item>
            </text:list>
          </table:table-cell>
          <table:table-cell table:style-name="Table1.B1" office:value-type="string">
            <text:list xml:id="list173105656882397" text:continue-numbering="true" text:style-name="WWNum35">
              <text:list-item>
                <text:p text:style-name="P26">C/C++</text:p>
              </text:list-item>
            </text:list>
          </table:table-cell>
          <table:table-cell table:style-name="Table1.B1" office:value-type="string">
            <text:list xml:id="list173104832783096" text:continue-numbering="true" text:style-name="WWNum35">
              <text:list-item>
                <text:p text:style-name="P26">Java</text:p>
              </text:list-item>
            </text:list>
          </table:table-cell>
        </table:table-row>
      </table:table>
      <text:p text:style-name="P33"><text:soft-page-break/>Data Science Frameworks:</text:p>
      <text:p text:style-name="P32">Data manipulation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173106433146317" text:continue-numbering="true" text:style-name="WWNum35">
              <text:list-item>
                <text:p text:style-name="P26">Pandas</text:p>
              </text:list-item>
            </text:list>
          </table:table-cell>
          <table:table-cell table:style-name="Table2.A1" office:value-type="string">
            <text:list xml:id="list173106481807071" text:continue-numbering="true" text:style-name="WWNum35">
              <text:list-item>
                <text:p text:style-name="P26">Numpy</text:p>
              </text:list-item>
            </text:list>
          </table:table-cell>
          <table:table-cell table:style-name="Table2.A1" office:value-type="string">
            <text:list xml:id="list173106403843006" text:continue-numbering="true" text:style-name="WWNum35">
              <text:list-item>
                <text:p text:style-name="P26">Dask</text:p>
              </text:list-item>
            </text:list>
          </table:table-cell>
        </table:table-row>
      </table:table>
      <text:p text:style-name="P32">Machine Learning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list xml:id="list3697799918" text:style-name="WWNum38">
              <text:list-item>
                <text:p text:style-name="P27">TensorFlow</text:p>
              </text:list-item>
            </text:list>
          </table:table-cell>
          <table:table-cell table:style-name="Table3.A1" office:value-type="string">
            <text:list xml:id="list173105011564802" text:continue-numbering="true" text:style-name="WWNum38">
              <text:list-item>
                <text:p text:style-name="P27">Keras</text:p>
              </text:list-item>
            </text:list>
          </table:table-cell>
          <table:table-cell table:style-name="Table3.A1" office:value-type="string">
            <text:list xml:id="list173106233515615" text:continue-numbering="true" text:style-name="WWNum38">
              <text:list-item>
                <text:p text:style-name="P27">Apache Spark</text:p>
              </text:list-item>
            </text:list>
          </table:table-cell>
          <table:table-cell table:style-name="Table3.A1" office:value-type="string">
            <text:list xml:id="list173104992966271" text:continue-numbering="true" text:style-name="WWNum38">
              <text:list-item>
                <text:p text:style-name="P27">Scikit-Learn</text:p>
              </text:list-item>
            </text:list>
          </table:table-cell>
        </table:table-row>
      </table:table>
      <text:p text:style-name="P32">Data Visualization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list xml:id="list173105364039396" text:continue-numbering="true" text:style-name="WWNum38">
              <text:list-item>
                <text:p text:style-name="P27">Matplotlib</text:p>
              </text:list-item>
            </text:list>
          </table:table-cell>
          <table:table-cell table:style-name="Table4.A1" office:value-type="string">
            <text:list xml:id="list173106471108056" text:continue-numbering="true" text:style-name="WWNum38">
              <text:list-item>
                <text:p text:style-name="P27">Seaborn</text:p>
              </text:list-item>
            </text:list>
          </table:table-cell>
          <table:table-cell table:style-name="Table4.A1" office:value-type="string">
            <text:list xml:id="list173105897412035" text:continue-numbering="true" text:style-name="WWNum38">
              <text:list-item>
                <text:p text:style-name="P27">Plotly</text:p>
              </text:list-item>
            </text:list>
          </table:table-cell>
          <table:table-cell table:style-name="Table4.A1" office:value-type="string">
            <text:list xml:id="list173105910992839" text:continue-numbering="true" text:style-name="WWNum38">
              <text:list-item>
                <text:p text:style-name="P27">Dash</text:p>
              </text:list-item>
            </text:list>
          </table:table-cell>
        </table:table-row>
      </table:table>
      <text:p text:style-name="P33">Database and System Admin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list xml:id="list3500313867" text:style-name="WWNum36">
              <text:list-item>
                <text:p text:style-name="P28">Git</text:p>
              </text:list-item>
            </text:list>
          </table:table-cell>
          <table:table-cell table:style-name="Table5.A1" office:value-type="string">
            <text:list xml:id="list173105048081983" text:continue-numbering="true" text:style-name="WWNum36">
              <text:list-item>
                <text:p text:style-name="P28">SQL</text:p>
              </text:list-item>
            </text:list>
          </table:table-cell>
          <table:table-cell table:style-name="Table5.A1" office:value-type="string">
            <text:list xml:id="list173106506614040" text:continue-numbering="true" text:style-name="WWNum36">
              <text:list-item>
                <text:p text:style-name="P28">MongoDB</text:p>
              </text:list-item>
            </text:list>
          </table:table-cell>
          <table:table-cell table:style-name="Table5.A1" office:value-type="string">
            <text:list xml:id="list173106040930378" text:continue-numbering="true" text:style-name="WWNum36">
              <text:list-item>
                <text:p text:style-name="P28">Linux, Admin 1</text:p>
              </text:list-item>
            </text:list>
          </table:table-cell>
        </table:table-row>
      </table:table>
      <text:h text:style-name="Heading_20_1" text:outline-level="1">Extracurricular Activities</text:h>
      <text:h text:style-name="P10" text:outline-level="3"><draw:line text:anchor-type="paragraph" draw:z-index="5" draw:name="Straight Connector 5" draw:style-name="gr1" draw:text-style-name="P35" svg:x1="0.0453in" svg:y1="0.0598in" svg:x2="6.5563in" svg:y2="0.0598in"><text:p/></draw:line><text:a xlink:type="simple" xlink:href="https://www.kaggle.com/c/arabic-hwr-ai-pro-intake1" text:style-name="Internet_20_link" text:visited-style-name="Visited_20_Internet_20_Link"><text:span text:style-name="Heading_20_2_20_Char"><text:span text:style-name="T15">Kaggle Competition</text:span></text:span></text:a><text:span text:style-name="Heading_20_2_20_Char"><text:span text:style-name="T7"><text:tab/><text:tab/><text:tab/><text:tab/><text:tab/><text:tab/><text:tab/><text:tab/></text:span></text:span><text:span text:style-name="Heading_20_2_20_Char"><text:span text:style-name="T9">10/2021 – On going </text:span></text:span></text:h>
      <text:list xml:id="list431271786" text:style-name="L1">
        <text:list-item>
          <text:p text:style-name="P34"><text:span text:style-name="Heading_20_2_20_Char"><text:span text:style-name="T10">Arabic Handwritten Characters Recognition</text:span></text:span></text:p>
        </text:list-item>
      </text:list>
      <text:h text:style-name="P9" text:outline-level="3"><text:a xlink:type="simple" xlink:href="https://www.ericsson.com/en/events/together-apart-hackathon-egypt" text:style-name="Internet_20_link" text:visited-style-name="Visited_20_Internet_20_Link"><text:span text:style-name="Heading_20_2_20_Char"><text:span text:style-name="T16">Ericsson Together Apart Hackathon</text:span></text:span></text:a><text:span text:style-name="Heading_20_2_20_Char"><text:span text:style-name="T7"><text:tab/><text:tab/><text:tab/><text:tab/><text:tab/><text:tab/></text:span></text:span><text:span text:style-name="T7">10/2021 – On going</text:span> </text:h>
      <text:list xml:id="list3914647863" text:style-name="WWNum37">
        <text:list-item>
          <text:p text:style-name="P20">Identify <text:span text:style-name="T19">and innovate </text:span>and commercially viable <text:span text:style-name="T12">prototypes </text:span><text:span text:style-name="T19">to promote connectivity and smart agriculture using AI and data analytics.</text:span></text:p>
        </text:list-item>
      </text:list>
      <text:h text:style-name="P9" text:outline-level="3"><text:a xlink:type="simple" xlink:href="https://www.saeaerodesign.com/" text:style-name="Internet_20_link" text:visited-style-name="Visited_20_Internet_20_Link"><text:span text:style-name="Heading_20_2_20_Char"><text:span text:style-name="T16">SAE Aero Design Advanced Class Competition</text:span></text:span></text:a><text:span text:style-name="T1"><text:tab/><text:tab/><text:tab/><text:tab/></text:span><text:span text:style-name="T7">08/2018 - 09/2020</text:span></text:h>
      <text:h text:style-name="P14" text:outline-level="3">Design Sub-team leader and stability analyst.</text:h>
      <text:list xml:id="list1285650673" text:style-name="WWNum7">
        <text:list-item>
          <text:p text:style-name="P21">Co-authored the technical design report securing the 1<text:span text:style-name="T18">st</text:span> place medal in 2019.</text:p>
        </text:list-item>
      </text:list>
      <text:list xml:id="list173105940686430" text:continue-list="list1929963260" text:style-name="WWNum4">
        <text:list-item>
          <text:p text:style-name="P17">Introduced more accurate mathematical models for predicting aircraft’s Take-off and landing performance.</text:p>
        </text:list-item>
        <text:list-item>
          <text:p text:style-name="P17">Innovated and manufactured the team’s first Autonomous glider design.</text:p>
        </text:list-item>
      </text:list>
      <text:h text:style-name="P3" text:outline-level="1"><draw:line text:anchor-type="paragraph" draw:z-index="6" draw:name="Straight Connector 4" draw:style-name="gr1" draw:text-style-name="P35" svg:x1="0.0008in" svg:y1="0.211in" svg:x2="6.5118in" svg:y2="0.211in"><text:p/></draw:line>Relevant Coursework</text:h>
      <text:list xml:id="list173104908735735" text:continue-list="list3800497426" text:style-name="WWNum18">
        <text:list-item>
          <text:p text:style-name="P24">Data Science Career Track, Data Camp.</text:p>
        </text:list-item>
        <text:list-item>
          <text:p text:style-name="P25">Data Science Specialization, John Hopkins University, Coursera.</text:p>
        </text:list-item>
        <text:list-item>
          <text:p text:style-name="P19">Machine Learning, Stanford University, Coursera.</text:p>
        </text:list-item>
        <text:list-item>
          <text:p text:style-name="P19">Python Fundamentals Track, DataCamp.</text:p>
        </text:list-item>
        <text:list-item>
          <text:p text:style-name="P25">Coding for Everyone: C and C++ Specialization, University of California, Santa Cruz, Coursera.</text:p>
        </text:list-item>
        <text:list-item>
          <text:p text:style-name="P18">AWS Cloud Practitioner</text:p>
        </text:list-item>
        <text:list-item>
          <text:p text:style-name="P18">AWS Machine Learning Foundations</text:p>
        </text:list-item>
      </text:list>
      <text:h text:style-name="P1" text:outline-level="1"><draw:line text:anchor-type="paragraph" draw:z-index="2" draw:name="Straight Connector 6" draw:style-name="gr1" draw:text-style-name="P35" svg:x1="6.5102in" svg:y1="0.3287in" svg:x2="0.0083in" svg:y2="0.3287in"><text:p/></draw:line>Languages</text:h>
      <text:h text:style-name="P5" text:outline-level="3"><text:span text:style-name="T4">Arabic</text:span><text:span text:style-name="T1">: </text:span><text:span text:style-name="T7">Native Language</text:span><text:span text:style-name="T1">.</text:span></text:h>
      <text:h text:style-name="P5" text:outline-level="3"><text:span text:style-name="T4">English</text:span><text:span text:style-name="T1">: </text:span><text:span text:style-name="T7">Fluent – IELTS Academic Band Score: </text:span><text:span text:style-name="T6">8.0 / 9.0.</text:span></text:h>
      <text:h text:style-name="P5" text:outline-level="3"><text:span text:style-name="T4">German</text:span><text:span text:style-name="T1">: </text:span><text:span text:style-name="T7">Intermediate</text:span><text:span text:style-name="T1"> </text:span><text:span text:style-name="T7">– Goethe Institute Certificate: </text:span><text:span text:style-name="T6">B2 level.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d0d0d"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="Times New Roman" fo:font-family="'Times New Roman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text-properties fo:font-style="italic" style:font-style-asian="italic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text-properties fo:font-style="italic" fo:font-weight="bold" style:font-style-asian="italic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fo:font-variant="small-caps" style:font-name="Times New Roman" fo:font-family="'Times New Roman'" style:font-family-generic="roman" style:font-pitch="variable" fo:font-size="20pt" fo:letter-spacing="-0.0071in" fo:font-weight="bold" style:letter-kerning="true" style:font-name-asian="Calibri1" style:font-family-asian="Calibri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  <style:text-properties fo:color="#00000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d0d0d" style:font-name="Times New Roman" fo:font-family="'Times New Roman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20pt" fo:letter-spacing="-0.0071in" fo:font-weight="bold" style:letter-kerning="true" style:font-name-asian="Calibri1" style:font-family-asian="Calibri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3_20_Char" style:display-name="Heading 3 Char" style:family="text" style:parent-style-name="Default_20_Paragraph_20_Font">
      <style:text-properties fo:color="#0d0d0d" style:font-name="Times New Roman" fo:font-family="'Times New Roman'" style:font-family-generic="roman" style:font-pitch="variable" fo:font-style="italic" style:font-style-asian="italic" style:font-weight-complex="bold"/>
    </style:style>
    <style:style style:name="Heading_20_4_20_Char" style:display-name="Heading 4 Char" style:family="text" style:parent-style-name="Default_20_Paragraph_20_Font">
      <style:text-properties fo:color="#0d0d0d" style:font-name="Times New Roman" fo:font-family="'Times New Roman'" style:font-family-generic="roman" style:font-pitch="variable" fo:font-style="italic" fo:font-weight="bold" style:font-style-asian="italic" style:font-weight-asian="bol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fo:font-size="8pt" fo:font-style="normal" fo:font-weight="normal" style:font-size-asian="8pt" style:font-style-asian="normal" style:font-weight-asian="normal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fo:font-size="9pt" style:font-size-asian="9pt" style:font-name-complex="Symbol1" style:font-family-complex="Symbol" style:font-family-generic-complex="system" style:font-pitch-complex="variable" style:font-size-complex="9pt" style:font-style-complex="normal" style:font-weight-complex="normal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fo:font-size="9pt" style:font-size-asian="9pt" style:font-name-complex="Symbol1" style:font-family-complex="Symbol" style:font-family-generic-complex="system" style:font-pitch-complex="variable" style:font-size-complex="9pt" style:font-style-complex="normal" style:font-weight-complex="normal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fo:font-size="9pt" style:font-size-asian="9pt" style:font-name-complex="Symbol1" style:font-family-complex="Symbol" style:font-family-generic-complex="system" style:font-pitch-complex="variable" style:font-size-complex="9pt" style:font-style-complex="normal" style:font-weight-complex="normal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fo:font-size="9pt" style:font-size-asian="9pt" style:font-name-complex="Symbol1" style:font-family-complex="Symbol" style:font-family-generic-complex="system" style:font-pitch-complex="variable" style:font-size-complex="9pt" style:font-style-complex="normal" style:font-weight-complex="normal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9pt" style:font-size-asian="9pt" style:font-name-complex="Symbol1" style:font-family-complex="Symbol" style:font-family-generic-complex="system" style:font-pitch-complex="variable" style:font-size-complex="9pt" style:font-style-complex="normal" style:font-weight-complex="normal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fo:font-size="9pt" style:font-size-asian="9pt" style:font-name-complex="Symbol1" style:font-family-complex="Symbol" style:font-family-generic-complex="system" style:font-pitch-complex="variable" style:font-size-complex="9pt" style:font-style-complex="normal" style:font-weight-complex="normal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fo:font-size="9pt" style:font-size-asian="9pt" style:font-name-complex="Symbol1" style:font-family-complex="Symbol" style:font-family-generic-complex="system" style:font-pitch-complex="variable" style:font-size-complex="9pt" style:font-style-complex="normal" style:font-weight-complex="normal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fo:font-size="9pt" style:font-size-asian="9pt" style:font-name-complex="Symbol1" style:font-family-complex="Symbol" style:font-family-generic-complex="system" style:font-pitch-complex="variable" style:font-size-complex="9pt" style:font-style-complex="normal" style:font-weight-complex="normal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fo:font-size="9pt" style:font-size-asian="9pt" style:font-name-complex="Symbol1" style:font-family-complex="Symbol" style:font-family-generic-complex="system" style:font-pitch-complex="variable" style:font-size-complex="9pt" style:font-style-complex="normal" style:font-weight-complex="normal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image text:level="1" xlink:href="Pictures/100002010000001E0000001A7F15D9D757352F7D.png" xlink:type="simple" xlink:show="embed" xlink:actuate="onLoad">
        <style:list-level-properties text:list-level-position-and-space-mode="label-alignment" style:vertical-pos="middle" style:vertical-rel="line" fo:width="0.1256in" fo:height="0.1098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image text:level="1" xlink:href="Pictures/10000201000000180000001A8DBE09DA6C068B03.png" xlink:type="simple" xlink:show="embed" xlink:actuate="onLoad">
        <style:list-level-properties text:list-level-position-and-space-mode="label-alignment" style:vertical-pos="middle" style:vertical-rel="line" fo:width="0.1016in" fo:height="0.1098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5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6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6.75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7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7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3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5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68" text:bullet-char="">
        <style:list-level-properties text:list-level-position-and-space-mode="label-alignment">
          <style:list-level-label-alignment text:label-followed-by="listtab" fo:text-indent="-0.25in" fo:margin-left="0.05in"/>
        </style:list-level-properties>
        <style:text-properties style:font-name="Symbol"/>
      </text:list-level-style-bullet>
      <text:list-level-style-bullet text:level="2" text:style-name="ListLabel_20_69" text:bullet-char="o">
        <style:list-level-properties text:list-level-position-and-space-mode="label-alignment">
          <style:list-level-label-alignment text:label-followed-by="listtab" fo:text-indent="-0.25in" fo:margin-left="0.5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55in"/>
        </style:list-level-properties>
        <style:text-properties style:font-name="Symbol"/>
      </text:list-level-style-bullet>
      <text:list-level-style-bullet text:level="5" text:style-name="ListLabel_20_70" text:bullet-char="o">
        <style:list-level-properties text:list-level-position-and-space-mode="label-alignment">
          <style:list-level-label-alignment text:label-followed-by="listtab" fo:text-indent="-0.25in" fo:margin-left="2.0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5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05in"/>
        </style:list-level-properties>
        <style:text-properties style:font-name="Symbol"/>
      </text:list-level-style-bullet>
      <text:list-level-style-bullet text:level="8" text:style-name="ListLabel_20_71" text:bullet-char="o">
        <style:list-level-properties text:list-level-position-and-space-mode="label-alignment">
          <style:list-level-label-alignment text:label-followed-by="listtab" fo:text-indent="-0.25in" fo:margin-left="3.5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0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72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76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8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84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85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7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88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92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9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96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100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2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3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104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5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6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10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10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11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112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3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14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15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116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7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18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120" text:bullet-char="">
        <style:list-level-properties text:list-level-position-and-space-mode="label-alignment">
          <style:list-level-label-alignment text:label-followed-by="listtab" fo:text-indent="-0.25in" fo:margin-left="0.3in"/>
        </style:list-level-properties>
        <style:text-properties style:font-name="Symbol"/>
      </text:list-level-style-bullet>
      <text:list-level-style-bullet text:level="2" text:style-name="ListLabel_20_121" text:bullet-char="o">
        <style:list-level-properties text:list-level-position-and-space-mode="label-alignment">
          <style:list-level-label-alignment text:label-followed-by="listtab" fo:text-indent="-0.25in" fo:margin-left="0.8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3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8in"/>
        </style:list-level-properties>
        <style:text-properties style:font-name="Symbol"/>
      </text:list-level-style-bullet>
      <text:list-level-style-bullet text:level="5" text:style-name="ListLabel_20_122" text:bullet-char="o">
        <style:list-level-properties text:list-level-position-and-space-mode="label-alignment">
          <style:list-level-label-alignment text:label-followed-by="listtab" fo:text-indent="-0.25in" fo:margin-left="2.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3in"/>
        </style:list-level-properties>
        <style:text-properties style:font-name="Symbol"/>
      </text:list-level-style-bullet>
      <text:list-level-style-bullet text:level="8" text:style-name="ListLabel_20_123" text:bullet-char="o">
        <style:list-level-properties text:list-level-position-and-space-mode="label-alignment">
          <style:list-level-label-alignment text:label-followed-by="listtab" fo:text-indent="-0.25in" fo:margin-left="3.8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124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25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26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27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fo:background-color="#f7f7f7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7f7f7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mar Safwat</meta:initial-creator>
    <meta:editing-cycles>230</meta:editing-cycles>
    <meta:print-date>2021-10-15T21:34:00</meta:print-date>
    <meta:creation-date>2020-08-04T05:19:00</meta:creation-date>
    <dc:date>2021-10-21T17:31:04.659043874</dc:date>
    <meta:editing-duration>PT11H50M28S</meta:editing-duration>
    <meta:generator>LibreOffice/6.4.7.2$Linux_X86_64 LibreOffice_project/40$Build-2</meta:generator>
    <meta:document-statistic meta:table-count="5" meta:image-count="0" meta:object-count="0" meta:page-count="2" meta:paragraph-count="75" meta:word-count="430" meta:character-count="3103" meta:non-whitespace-character-count="27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